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none" officeooo:rsid="0011cbed" officeooo:paragraph-rsid="0011cbed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none" style:font-size-asian="16pt" style:font-size-complex="16pt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text-properties fo:font-size="12pt" officeooo:paragraph-rsid="0011cbed" style:font-size-asian="12pt" style:font-size-complex="12pt"/>
    </style:style>
    <style:style style:name="P5" style:family="paragraph" style:parent-style-name="Standard">
      <style:text-properties fo:font-size="12pt" officeooo:rsid="0011cbed" officeooo:paragraph-rsid="0011cbed" style:font-size-asian="12pt" style:font-size-complex="12pt"/>
    </style:style>
    <style:style style:name="P6" style:family="paragraph" style:parent-style-name="Standard">
      <style:text-properties fo:font-size="12pt" officeooo:rsid="00162434" officeooo:paragraph-rsid="00162434" style:font-size-asian="12pt" style:font-size-complex="12pt"/>
    </style:style>
    <style:style style:name="T1" style:family="text">
      <style:text-properties officeooo:rsid="0011cbe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564e0"/>
    </style:style>
    <style:style style:name="T4" style:family="text">
      <style:text-properties officeooo:rsid="0016243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tab/><text:span text:style-name="T2">Countermeasure</text:span></text:p>
      <text:p text:style-name="P2"/>
      <text:p text:style-name="P4"><text:span text:style-name="T1">What is </text:span>Countermeasure?</text:p>
      <text:p text:style-name="P4"/>
      <text:p text:style-name="P4"><text:span text:style-name="T1">Countermeasure</text:span> <text:span text:style-name="T1">is a</text:span> stability-seeking counter-disinformation mechanism <text:span text:style-name="T1">for social media via application of stabilizing feedback from </text:span>classical control theory.</text:p>
      <text:p text:style-name="P3"/>
      <text:p text:style-name="P5">Statement of problem</text:p>
      <text:p text:style-name="P5"/>
      <text:p text:style-name="P5">1. Disinformation abounds on social media.</text:p>
      <text:p text:style-name="P5"/>
      <text:p text:style-name="P5">2. While much disinformation is harmless or merely absurd; other kinds of false information like rumors and induced panics result in serious harm. [footnotes]</text:p>
      <text:p text:style-name="P5"/>
      <text:p text:style-name="P5">3. <text:span text:style-name="T3">W</text:span>eaponizing social media <text:span text:style-name="T3">for division, destabilization, and chaos</text:span> <text:span text:style-name="T3">has obvious potential that could not </text:span><text:span text:style-name="T4">possibly </text:span>escape the attention of adversarial actors. <text:s/><text:span text:style-name="T4">Sophisticated mathematical models and powerful information tools (including AI) would almost certainly be pursued by hostile entities with the means. <text:s/>It would be historically bizarre if a powerful new technology were not used to create a weapon. <text:s/>Weapons inevitably start arms races. <text:s/>(More on this point in a future exploration)</text:span></text:p>
      <text:p text:style-name="P5"/>
      <text:p text:style-name="P5">4. Where the objective is profit-seeking, similar harmful outcomes can result. <text:s/>Disinformation that induces fear, loathing, or hatred grabs attention; in the absence of regulation, even the worst viral ideas are spread if they generate engagement and profit.</text:p>
      <text:p text:style-name="P5"/>
      <text:p text:style-name="P5">5. As regulation of speech is justifiably unpopular and highly problematic (who gets to decide what speech is to be allowed?), the idea of moderating social media is unlikely to be a viable solution. <text:s/><text:span text:style-name="T4">In an attention economy, it’s not unlikely such attempts actually backfire and INCREASE the virality of provocative destabilizing messages. <text:s/>Censorship is probably the wrong approach. <text:s/>Furthermore, it’s too slow!</text:span></text:p>
      <text:p text:style-name="P5"/>
      <text:p text:style-name="P6">6. An alternative approach is to supply accurate information that counters disinformation, close to the originating source and as rapidly as feasible. <text:s/>This implies automation, sophisticated detection mechanisms, and sophisticated good-faith attempts to determine truth via correlation and comparison across many sources.</text:p>
      <text:p text:style-name="P5"/>
      <text:p text:style-name="P5">Conclusion: <text:span text:style-name="T4">Sophisticated and automated </text:span>disinformation warfare is <text:span text:style-name="T4">very likely </text:span>already in progress. <text:s/><text:span text:style-name="T4">Some intend to do intentional harm (Russia, X), much of the rest do inadvertent harm because evolution gives the perceived tiger-in-the-room priority attention, even if there’s no actual tiger at all.</text:span></text:p>
      <text:p text:style-name="P6">Simplistic efforts at human gate-keeping can backfire, and at any rate are far too slow to be effective feedback even in the best case. <text:s/></text:p>
      <text:p text:style-name="P5"/>
      <text:p text:style-name="P5"/>
      <text:p text:style-name="P5">Therefore,</text:p>
      <text:p text:style-name="P5"/>
      <text:p text:style-name="P6">An automated system that can detect mis- and disinformation likely to go viral, BEFORE it achieves widespread virality, and provides accurate counter-information as close to the originating sources as <text:soft-page-break/>possible, as rapidly as practical, can reduce the gain and counteract the disinformation at the source to the extent it can matter.</text:p>
      <text:p text:style-name="P5"/>
      <text:p text:style-name="P5"><text:s/>This <text:span text:style-name="T4">skeletal system</text:span> is an inadequate but useful baby-step <text:span text:style-name="T4">to “jam” disinformation at the source. <text:s/>Much research and a more rigorous model with predictive power are probably required. <text:s/>There’s an information warfare arms race underway, whether we recognize its existence, or not.</text:span></text:p>
      <text:p text:style-name="P5"/>
      <text:p text:style-name="P5">[Model of a much more comprehensive view from control theory]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29T16:37:24.419000000</meta:creation-date>
    <dc:date>2025-07-29T19:08:04.258000000</dc:date>
    <meta:editing-duration>PT2H30M38S</meta:editing-duration>
    <meta:editing-cycles>5</meta:editing-cycles>
    <meta:generator>LibreOffice/7.4.3.2$Windows_X86_64 LibreOffice_project/1048a8393ae2eeec98dff31b5c133c5f1d08b890</meta:generator>
    <meta:document-statistic meta:table-count="0" meta:image-count="0" meta:object-count="0" meta:page-count="2" meta:paragraph-count="16" meta:word-count="441" meta:character-count="3018" meta:non-whitespace-character-count="2577"/>
  </office:meta>
</office:document-meta>
</file>